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ttributeDec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AttributeDecl.setValues( QName name , XMLSimpleType simpleType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